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T7_4" style:family="text">
      <style:text-properties fo:font-style="italic" style:font-style-asian="italic" style:font-style-complex="italic" fo:language="none" fo:language-asian="none" fo:language-complex="none"/>
    </style:style>
    <style:style style:name="T7_5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T12_6" style:family="text">
      <style:text-properties fo:font-style="italic" style:font-style-asian="italic" style:font-style-complex="italic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language="none" fo:language-asian="none" fo:language-complex="none" fo:font-weight="bold" style:font-weight-asian="bold" style:font-weight-complex="bold"/>
    </style:style>
    <style:style style:name="T17_3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7_4" style:family="text"/>
    <style:style style:name="T17_5" style:family="text">
      <style:text-properties fo:language="none" fo:language-asian="none" fo:language-complex="none" fo:font-weight="bold" style:font-weight-asian="bold" style:font-weight-complex="bold"/>
    </style:style>
    <style:style style:name="T17_6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>
      <style:text-properties fo:language="none" fo:language-asian="none" fo:language-complex="none" fo:font-weight="bold" style:font-weight-asian="bold" style:font-weight-complex="bold"/>
    </style:style>
    <style:style style:name="T19_2" style:family="text"/>
    <style:style style:name="T19_3" style:family="text">
      <style:text-properties fo:font-style="italic" style:font-style-asian="italic" style:font-style-complex="italic" fo:language="none" fo:language-asian="none" fo:language-complex="none"/>
    </style:style>
    <style:style style:name="T19_4" style:family="text"/>
    <style:style style:name="T19_5" style:family="text">
      <style:text-properties fo:font-style="italic" style:font-style-asian="italic" style:font-style-complex="italic" fo:language="none" fo:language-asian="none" fo:language-complex="none"/>
    </style:style>
    <style:style style:name="T19_6" style:family="text"/>
    <style:style style:name="T19_7" style:family="text">
      <style:text-properties fo:font-style="italic" style:font-style-asian="italic" style:font-style-complex="italic" fo:language="none" fo:language-asian="none" fo:language-complex="none"/>
    </style:style>
    <style:style style:name="T19_8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language="none" fo:language-asian="none" fo:language-complex="none" fo:font-weight="bold" style:font-weight-asian="bold" style:font-weight-complex="bold"/>
    </style:style>
    <style:style style:name="T20_3" style:family="text"/>
    <style:style style:name="T20_4" style:family="text">
      <style:text-properties fo:font-style="italic" style:font-style-asian="italic" style:font-style-complex="italic" fo:language="none" fo:language-asian="none" fo:language-complex="none"/>
    </style:style>
    <style:style style:name="T20_5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Heading_20_3">
      <style:paragraph-properties fo:margin-top="0.496cm" fo:margin-bottom="0.496cm"/>
    </style:style>
    <style:style style:name="T2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</office:automatic-styles>
  <office:body>
    <office:text>
      <text:h text:style-name="P1" text:outline-level="1"><text:span text:style-name="T1_1">Hands<text:s/>Off<text:s/>My<text:s/>Keys!<text:s/>The<text:s/>Basics<text:s/>of<text:s/>Offline<text:s/>Walle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2-13<text:s/>18:00:4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cryptocurrency<text:s/>world,<text:s/>ownership<text:s/>of<text:s/>your<text:s/>money<text:s/>is<text:s/>controlled<text:s/>by<text:s/>cryptographic<text:s/></text:span><text:span text:style-name="T7_2">private<text:s/>keys</text:span><text:span text:style-name="T7_3">.<text:s/>These<text:s/>keys<text:s/>are<text:s/>used<text:s/>for<text:s/>deriving<text:s/>your<text:s/>receiving<text:s/>addresses<text:s/>and<text:s/>ultimately<text:s/>for<text:s/>spending<text:s/>funds.<text:s/>For<text:s/>obvious<text:s/>reasons,<text:s/>secure<text:s/>storage<text:s/>of<text:s/>these<text:s/>keys<text:s/>is<text:s/></text:span><text:span text:style-name="T7_4">absolutely<text:s/>critical</text:span><text:span text:style-name="T7_5"><text:s/>for<text:s/>any<text:s/>Bitcoin<text:s/>user,<text:s/>as<text:s/>anyone<text:s/>with<text:s/>the<text:s/>keys<text:s/>can<text:s/>control<text:s/>the<text:s/>funds<text:s/>at<text:s/>that<text:s/>address.</text:span></text:p>
      <text:p text:style-name="P8"><text:span text:style-name="T8_1">There's<text:s/>varying<text:s/>levels<text:s/>of<text:s/>key<text:s/>ownership<text:s/>and<text:s/>storage,<text:s/>and<text:s/>today<text:s/>we're<text:s/>going<text:s/>to<text:s/>talk<text:s/>about<text:s/>one<text:s/>of<text:s/>the<text:s/>most<text:s/>secure<text:s/>-<text:s/>offline<text:s/>wallets.<text:s/></text:span></text:p>
      <text:h text:style-name="P9" text:outline-level="2"><text:span text:style-name="T9_1">The<text:s/>What<text:s/>&amp;<text:s/>Why<text:s/>of<text:s/>Offline<text:s/>Storage</text:span></text:h>
      <text:h text:style-name="P10" text:outline-level="3"><text:span text:style-name="T10_1">How<text:s/>is<text:s/>Offline<text:s/>Storage<text:s/>Possible?</text:span></text:h>
      <text:p text:style-name="P11"><text:span text:style-name="T11_1">One<text:s/>of<text:s/>the<text:s/>interesting<text:s/>properties<text:s/>of<text:s/>cryptocurrencies<text:s/>is<text:s/>the<text:s/>ability<text:s/>to<text:s/>store<text:s/>funds<text:s/>offline<text:s/>in<text:s/>the<text:s/>first<text:s/>place.<text:s/>Bitcoin<text:s/>is<text:s/>digital<text:s/>cash<text:s/>after<text:s/>all,<text:s/>built<text:s/>on<text:s/>a<text:s/>peer-to-peer<text:s/>network.<text:s/>How<text:s/>can<text:s/>you<text:s/>store<text:s/>internet<text:s/>money<text:s/>without<text:s/>the<text:s/>internet?</text:span></text:p>
      <text:p text:style-name="P12"><text:span text:style-name="T12_1">It's<text:s/>important<text:s/>to<text:s/>understand<text:s/>what<text:s/>Bitcoin<text:s/>actually<text:s/>is<text:s/>fundamentally,<text:s/>and<text:s/>a<text:s/>bit<text:s/>of<text:s/>how<text:s/>transactions<text:s/>work.<text:s/>When<text:s/>you<text:s/>operate<text:s/>a<text:s/>Bitcoin<text:s/>wallet,<text:s/>you<text:s/>don't<text:s/>actually<text:s/>store<text:s/></text:span><text:span text:style-name="T12_2">bitcoin</text:span><text:span text:style-name="T12_3"><text:s/>on<text:s/>the<text:s/>wallet.<text:s/>What<text:s/>you<text:s/>really<text:s/>store<text:s/>is<text:s/></text:span><text:span text:style-name="T12_4">private<text:s/>keys<text:s/>that<text:s/>unlock<text:s/>bitcoin.</text:span><text:span text:style-name="T12_5"><text:s/>When<text:s/>you<text:s/>create<text:s/>a<text:s/>wallet,<text:s/>your<text:s/>wallet<text:s/>generates<text:s/>private<text:s/>keys.<text:s/>Those<text:s/>keys<text:s/>are<text:s/>used<text:s/>to<text:s/>generate<text:s/>your<text:s/></text:span><text:span text:style-name="T12_6">receiving<text:s/>addresses.</text:span></text:p>
      <text:p text:style-name="P13"><text:span text:style-name="T13_1">So,<text:s/>when<text:s/>someone<text:s/>sends<text:s/>you<text:s/>some<text:s/>Bitcoin,<text:s/>the<text:s/>blockchain<text:s/>stores<text:s/>a<text:s/>record<text:s/>saying<text:s/>that<text:s/>you<text:s/>now<text:s/>own<text:s/>some<text:s/>coins<text:s/>at<text:s/>that<text:s/>address.<text:s/>The<text:s/>blockchain<text:s/>is<text:s/>distributed<text:s/>around<text:s/>the<text:s/>world<text:s/>over<text:s/>the<text:s/>peer-to-peer<text:s/>bitcoin<text:s/>network,<text:s/>but<text:s/>the<text:s/>keys<text:s/>that<text:s/></text:span><text:span text:style-name="T13_2">unlock</text:span><text:span text:style-name="T13_3"><text:s/>those<text:s/>coins<text:s/>for<text:s/>spending<text:s/>are<text:s/>stored<text:s/>in<text:s/>the<text:s/>wallet.<text:s/>When<text:s/>you<text:s/>go<text:s/>to<text:s/>spend<text:s/>that<text:s/>bitcoin<text:s/>at<text:s/>a<text:s/>later<text:s/>time,<text:s/>your<text:s/>wallet's<text:s/>keys<text:s/>sign<text:s/>a<text:s/>new<text:s/>transaction<text:s/>that<text:s/>says<text:s/>that<text:s/>the<text:s/>receiver<text:s/>now<text:s/>owns<text:s/>those<text:s/>coins.</text:span></text:p>
      <text:p text:style-name="P14"><text:span text:style-name="T14_1">Based<text:s/>on<text:s/>this<text:s/>system,<text:s/>it<text:s/>turns<text:s/>out<text:s/>that<text:s/>a<text:s/>user<text:s/></text:span><text:span text:style-name="T14_2">doesn't<text:s/>have<text:s/>to<text:s/>be<text:s/>online</text:span><text:span text:style-name="T14_3"><text:s/>to<text:s/></text:span><text:span text:style-name="T14_4">receive</text:span><text:span text:style-name="T14_5"><text:s/>some<text:s/>bitcoin<text:s/>at<text:s/>an<text:s/>address.<text:s/>If<text:s/>you<text:s/>generate<text:s/>a<text:s/>private<text:s/>key<text:s/>and<text:s/>its<text:s/>address<text:s/>totally<text:s/>offline,<text:s/>someone<text:s/>can<text:s/>send<text:s/>bitcoin<text:s/>to<text:s/>that<text:s/>address<text:s/>over<text:s/>the<text:s/>network<text:s/>without<text:s/>the<text:s/>wallet<text:s/>(keystore)<text:s/>having<text:s/>any<text:s/>internet<text:s/>connection<text:s/>at<text:s/>all.<text:s/>You<text:s/>only<text:s/>need<text:s/>to<text:s/>be<text:s/>online<text:s/>to<text:s/></text:span><text:span text:style-name="T14_6">spend<text:s/></text:span><text:span text:style-name="T14_7">the<text:s/>coins<text:s/>later,<text:s/>in<text:s/>order<text:s/>to<text:s/>sign<text:s/>and<text:s/>broadcast<text:s/>that<text:s/>transaction.</text:span></text:p>
      <text:h text:style-name="P15" text:outline-level="3"><text:span text:style-name="T15_1">What<text:s/>are<text:s/>Offline<text:s/>Wallets?</text:span></text:h>
      <text:p text:style-name="P16"><text:span text:style-name="T16_1">Hence,<text:s/>the<text:s/>concept<text:s/>of<text:s/>offline<text:s/>wallets.<text:s/>It's<text:s/>possible<text:s/>to<text:s/>generate<text:s/>a<text:s/>private<text:s/>key<text:s/>completely<text:s/>offline,<text:s/>generate<text:s/>the<text:s/>associated<text:s/>address,<text:s/>and<text:s/>send<text:s/>funds<text:s/>to<text:s/>that<text:s/>address<text:s/>without<text:s/>this<text:s/>wallet<text:s/>having<text:s/>any<text:s/>connection<text:s/>at<text:s/>all.<text:s/>It's<text:s/>as<text:s/>simple<text:s/>as<text:s/>copying<text:s/>the<text:s/>generated<text:s/>offline<text:s/>address<text:s/>and<text:s/>giving<text:s/>it<text:s/>to<text:s/>the<text:s/>person<text:s/>that<text:s/>wants<text:s/>to<text:s/>send<text:s/>you<text:s/>Bitcoin<text:s/>(or<text:s/>copying<text:s/>it<text:s/>into<text:s/>your<text:s/>online<text:s/>wallet<text:s/>to<text:s/>send<text:s/>some<text:s/>savings<text:s/>offline).</text:span></text:p>
      <text:p text:style-name="P17"><text:span text:style-name="T17_1">So<text:s/>what<text:s/>do<text:s/>these<text:s/>wallets<text:s/>look<text:s/>like<text:s/>exactly?<text:s/>Well,<text:s/>there's<text:s/>two<text:s/>common<text:s/>types<text:s/>of<text:s/>offline<text:s/>wallets,<text:s/>both<text:s/>serving<text:s/>the<text:s/>same<text:s/>general<text:s/>purpose:<text:s/>there's<text:s/></text:span><text:span text:style-name="T17_2">paper<text:s/>wallets</text:span><text:span text:style-name="T17_3"><text:s/></text:span><text:span text:style-name="T17_4">and<text:s/></text:span><text:span text:style-name="T17_5">hardware<text:s/>wallets</text:span><text:span text:style-name="T17_6">.</text:span></text:p>
      <text:p text:style-name="P18"><text:span text:style-name="T18_1">A<text:s/>paper<text:s/>wallet<text:s/>is<text:s/>a<text:s/>simple<text:s/>keypair,<text:s/>generated<text:s/>offline<text:s/>and<text:s/>printed<text:s/>out<text:s/>on<text:s/>paper<text:s/>or<text:s/>another<text:s/>medium<text:s/>for<text:s/>long<text:s/>term<text:s/>storage.<text:s/>A<text:s/>paper<text:s/>wallet<text:s/>doesn't<text:s/>have<text:s/>to<text:s/>be<text:s/>paper<text:s/>either,<text:s/>it<text:s/>could<text:s/>be<text:s/>a<text:s/>keypair<text:s/>engraved<text:s/>in<text:s/>a<text:s/>metal<text:s/>coin<text:s/>or<text:s/>metal<text:s/>wallet<text:s/>like<text:s/>the<text:s/>Coinstack.<text:s/>You<text:s/>could<text:s/>make<text:s/>a<text:s/>paper<text:s/>wallet<text:s/>by<text:s/>writing<text:s/>the<text:s/>key<text:s/>in<text:s/>icing<text:s/>on<text:s/>a<text:s/>cookie<text:s/>cake,<text:s/>although<text:s/>I<text:s/>wouldn't<text:s/>advise<text:s/>it<text:s/>-<text:s/>longevity<text:s/>is<text:s/>important<text:s/>and<text:s/>I'd<text:s/>be<text:s/>sure<text:s/>to<text:s/>eat<text:s/>that<text:s/>cake<text:s/>if<text:s/>it<text:s/>was<text:s/>me...</text:span></text:p>
      <text:p text:style-name="P19"><text:span text:style-name="T19_1">Paper<text:s/>wallets</text:span><text:span text:style-name="T19_2"><text:s/>are<text:s/>simple,<text:s/>and<text:s/>fairly<text:s/>trivial<text:s/>to<text:s/>generate.<text:s/>There<text:s/>are<text:s/>several<text:s/>programs<text:s/>that<text:s/>one<text:s/>can<text:s/>download<text:s/>and<text:s/>run<text:s/>offline,<text:s/>and<text:s/>connect<text:s/>to<text:s/>their<text:s/>hard-wired<text:s/>printer.<text:s/>They<text:s/>do<text:s/>have<text:s/>several<text:s/>pitfalls<text:s/>though<text:s/>-<text:s/>longevity<text:s/>and<text:s/>reuse<text:s/>issues.<text:s/>First,<text:s/>it's<text:s/>important<text:s/>that<text:s/>the<text:s/>medium<text:s/>be<text:s/>preserved.<text:s/>Paper<text:s/>can<text:s/>be<text:s/>stained<text:s/>and<text:s/>ink<text:s/>ruined,<text:s/>so<text:s/>paper<text:s/>should<text:s/>be<text:s/>laminated<text:s/>and<text:s/>stored<text:s/>in<text:s/>a<text:s/>fireproof<text:s/>location.<text:s/>Metal<text:s/>wallets<text:s/>are<text:s/>better<text:s/>for<text:s/>this.<text:s/>As<text:s/>well,<text:s/>the<text:s/>address<text:s/></text:span><text:span text:style-name="T19_3">must<text:s/>only<text:s/>be<text:s/>used<text:s/>onc</text:span><text:span text:style-name="T19_4">e</text:span><text:span text:style-name="T19_5"><text:s/>and<text:s/>funds<text:s/>completely<text:s/>spent.</text:span><text:span text:style-name="T19_6"><text:s/>Many<text:s/>users<text:s/>have<text:s/>lost<text:s/>funds<text:s/>by<text:s/>misunderstanding<text:s/>change<text:s/>addresses,<text:s/>thinking<text:s/>that<text:s/>they<text:s/>could<text:s/>spend<text:s/>small<text:s/>amounts<text:s/>from<text:s/>a<text:s/>paper<text:s/>wallet<text:s/>key.<text:s/>If<text:s/>you're<text:s/>going<text:s/>to<text:s/>use<text:s/>a<text:s/>paper<text:s/>wallet,<text:s/>you<text:s/>must<text:s/>import<text:s/>all<text:s/>the<text:s/>funds<text:s/>to<text:s/>an<text:s/>online<text:s/>wallet<text:s/>at<text:s/>once<text:s/>and<text:s/>send<text:s/>the<text:s/>change<text:s/>back<text:s/>to<text:s/>a<text:s/></text:span><text:span text:style-name="T19_7">new<text:s/></text:span><text:span text:style-name="T19_8">address.<text:s/>For<text:s/>these<text:s/>reasons,<text:s/>paper<text:s/>wallets<text:s/>have<text:s/>fallen<text:s/>out<text:s/>of<text:s/>favor.</text:span></text:p>
      <text:p text:style-name="P20"><text:span text:style-name="T20_1">The<text:s/>latest<text:s/>innovations<text:s/>are<text:s/>with<text:s/></text:span><text:span text:style-name="T20_2">hardware<text:s/>wallets</text:span><text:span text:style-name="T20_3">,<text:s/>electronic<text:s/>devices<text:s/>that<text:s/>generate<text:s/>keys/addresses,<text:s/>and<text:s/>also<text:s/>sign<text:s/>transactions.<text:s/>These<text:s/>are<text:s/>small<text:s/>USB<text:s/>devices<text:s/>that<text:s/>generate<text:s/>keys<text:s/>from<text:s/>a<text:s/>single<text:s/></text:span><text:span text:style-name="T20_4">seed<text:s/>phrase</text:span><text:span text:style-name="T20_5">,<text:s/>and<text:s/>also<text:s/>allow<text:s/>you<text:s/>to<text:s/>plug<text:s/>the<text:s/>device<text:s/>into<text:s/>a<text:s/>computer<text:s/>for<text:s/>signing<text:s/>and<text:s/>broadcasting<text:s/>transactions.<text:s/>Wallets<text:s/>such<text:s/>as<text:s/>KeepKey,<text:s/>Trezor,<text:s/>and<text:s/>Ledger<text:s/>are<text:s/>popular<text:s/>solutions.<text:s/>These<text:s/>devices<text:s/>will<text:s/>give<text:s/>you<text:s/>a<text:s/>seed<text:s/>phrase<text:s/>you<text:s/>should<text:s/>securely<text:s/>back<text:s/>up<text:s/>(also<text:s/>offline),<text:s/>and<text:s/>offer<text:s/>increased<text:s/>usability<text:s/>and<text:s/>security<text:s/>over<text:s/>pure<text:s/>paper-wallet<text:s/>keypair<text:s/>solutions.<text:s/></text:span></text:p>
      <text:p text:style-name="P21"><text:span text:style-name="T21_1">These<text:s/>devices<text:s/>are<text:s/>engineered<text:s/>first<text:s/>and<text:s/>foremost<text:s/>for<text:s/>security.<text:s/>Even<text:s/>when<text:s/>they're<text:s/>plugged<text:s/>into<text:s/>a<text:s/>PC<text:s/>for<text:s/>transaction<text:s/>signing,<text:s/>they<text:s/>communicate<text:s/>with<text:s/>a<text:s/>limited<text:s/>protocol<text:s/>to<text:s/>the<text:s/>PC.<text:s/>They<text:s/>will<text:s/>only<text:s/>allow<text:s/>the<text:s/>transmission<text:s/>of<text:s/>data<text:s/>like<text:s/>signed<text:s/>transactions,<text:s/>and<text:s/>nothing<text:s/>else.<text:s/>So<text:s/>when<text:s/>you<text:s/>plug<text:s/>your<text:s/>hardware<text:s/>wallet<text:s/>into<text:s/>a<text:s/>PC<text:s/>to<text:s/>send<text:s/>some<text:s/>bitcoin,<text:s/>no<text:s/>virus<text:s/>or<text:s/>hacker<text:s/>can<text:s/>access<text:s/>the<text:s/>keys<text:s/>the<text:s/>way<text:s/>they<text:s/>could<text:s/>with<text:s/>an<text:s/>online<text:s/>wallet<text:s/>or<text:s/>full-filesystem<text:s/>wallet<text:s/>stored<text:s/>on<text:s/>a<text:s/>hard<text:s/>drive.<text:s/>The<text:s/>hardware<text:s/>wallet<text:s/>device<text:s/>simply<text:s/>won't<text:s/>allow<text:s/>it.</text:span></text:p>
      <text:h text:style-name="P22" text:outline-level="3"><text:span text:style-name="T22_1">Why<text:s/>Offline<text:s/>Wallets?</text:span></text:h>
      <text:p text:style-name="P23"><text:span text:style-name="T23_1">So<text:s/>why<text:s/>do<text:s/>this<text:s/>in<text:s/>the<text:s/>first<text:s/>place?<text:s/>Well<text:s/>again,<text:s/>it's<text:s/>critical<text:s/>that<text:s/>private<text:s/>keys<text:s/>be<text:s/>kept<text:s/>safe.<text:s/>Anyone<text:s/>that<text:s/>finds<text:s/>or<text:s/></text:span><text:span text:style-name="T23_2">steals</text:span><text:span text:style-name="T23_3"><text:s/>your<text:s/>private<text:s/>keys<text:s/>is<text:s/>now<text:s/>technically<text:s/>the<text:s/>owner<text:s/>of<text:s/>your<text:s/>crypto.<text:s/>So<text:s/>much<text:s/>like<text:s/>other<text:s/>data<text:s/>on<text:s/>your<text:s/>computer,<text:s/>keys<text:s/>are<text:s/>vulnerable<text:s/>to<text:s/>theft<text:s/>and<text:s/>corruption.</text:span></text:p>
      <text:p text:style-name="P24"><text:span text:style-name="T24_1">Malware<text:s/>can<text:s/>target<text:s/>online<text:s/>computers<text:s/>and<text:s/>mobile<text:s/>phones<text:s/>more<text:s/>easily,<text:s/>because<text:s/>malicious<text:s/>websites<text:s/>and<text:s/>network<text:s/>connections<text:s/>can<text:s/>drop<text:s/>viruses<text:s/>on<text:s/>the<text:s/>device<text:s/>fairly<text:s/>easily.<text:s/>As<text:s/>well,<text:s/>the<text:s/>network<text:s/>connection<text:s/>allows<text:s/>this<text:s/>malware<text:s/>to<text:s/>send<text:s/>the<text:s/>keys<text:s/>back<text:s/>to<text:s/>the<text:s/>thieft!<text:s/>Not<text:s/>only<text:s/>that,<text:s/>but<text:s/>things<text:s/>happen<text:s/>to<text:s/>computers<text:s/>and<text:s/>phones<text:s/>more<text:s/>often<text:s/>than<text:s/>they<text:s/>happen<text:s/>to<text:s/>special<text:s/>devices<text:s/>and<text:s/>metal/paper<text:s/>wallets<text:s/>kept<text:s/>in<text:s/>a<text:s/>safe.<text:s/>If<text:s/>you<text:s/>drop<text:s/>your<text:s/>phone<text:s/>in<text:s/>the<text:s/>toilet<text:s/>or<text:s/>your<text:s/>hard<text:s/>drive<text:s/>dies<text:s/>without<text:s/>a<text:s/>backup,<text:s/>you've<text:s/>lost<text:s/>your<text:s/>coins.</text:span></text:p>
      <text:p text:style-name="P25"><text:span text:style-name="T25_1">Offline<text:s/>solutions<text:s/>are<text:s/>the<text:s/>most<text:s/>secure<text:s/>because<text:s/>they<text:s/>provide<text:s/>an<text:s/>"airgap"<text:s/>between<text:s/>the<text:s/>keys<text:s/>and<text:s/>any<text:s/>prying<text:s/>eyes.<text:s/>A<text:s/>non-networked<text:s/>hardware<text:s/>wallet<text:s/>or<text:s/>metal<text:s/>wallet<text:s/>can't<text:s/>be<text:s/>hacked<text:s/>over<text:s/>a<text:s/>network<text:s/>-<text:s/>because<text:s/>they're<text:s/>not<text:s/>connected<text:s/>to<text:s/>one.<text:s/>For<text:s/>most<text:s/>of<text:s/>us,<text:s/>an<text:s/>offline<text:s/>device<text:s/>in<text:s/>a<text:s/>safe<text:s/>at<text:s/>our<text:s/>home<text:s/>or<text:s/>bank<text:s/>is<text:s/>much<text:s/>harder<text:s/>to<text:s/>steal,<text:s/>and<text:s/>much<text:s/>less<text:s/>of<text:s/>a<text:s/>target,<text:s/>than<text:s/>our<text:s/>online<text:s/>devices.<text:s/>This<text:s/>makes<text:s/>offline<text:s/>wallets<text:s/>by<text:s/>far<text:s/>the<text:s/>safest<text:s/>for<text:s/>long-term<text:s/>storage<text:s/>of<text:s/>cryptocurrency<text:s/>private<text:s/>keys.<text:s/></text:span></text:p>
      <text:h text:style-name="P26" text:outline-level="2"><text:span text:style-name="T26_1">Secure<text:s/>Long-Term<text:s/>Storage<text:s/>with<text:s/>Offline<text:s/>Wallets</text:span></text:h>
      <text:p text:style-name="P27"><text:span text:style-name="T27_1">Ultimately<text:s/>-<text:s/>your<text:s/>keys,<text:s/>your<text:s/>coins.<text:s/>By<text:s/>using<text:s/>offline<text:s/>wallet<text:s/>solutions,<text:s/>you<text:s/>can't<text:s/>prevent<text:s/>malicious<text:s/>actors<text:s/>from<text:s/>gaining<text:s/>access<text:s/>to<text:s/>the<text:s/>private<text:s/>keys<text:s/>that<text:s/>prove<text:s/>ownership<text:s/>of<text:s/>your<text:s/>crypto<text:s/>funds.<text:s/>Online<text:s/>wallets<text:s/>like<text:s/>mobile<text:s/>wallets<text:s/>and<text:s/>full<text:s/>nodes<text:s/>are<text:s/>totally<text:s/>fine<text:s/>for<text:s/>day-to-day<text:s/>spending,<text:s/>and<text:s/>you<text:s/>should<text:s/>use<text:s/>them<text:s/>for<text:s/>that.<text:s/>You<text:s/>don't<text:s/>want<text:s/>to<text:s/>have<text:s/>to<text:s/>import<text:s/>a<text:s/>paper<text:s/>wallet<text:s/>for<text:s/>every<text:s/>Bitcoin<text:s/>purchase.<text:s/>But<text:s/>for<text:s/>long-term<text:s/>safe<text:s/>keeping,<text:s/>offline<text:s/>storage<text:s/>provides<text:s/>a<text:s/>safe<text:s/>airgap<text:s/>between<text:s/>your<text:s/>keys<text:s/>and<text:s/>the<text:s/>dark<text:s/>parts<text:s/>of<text:s/>the<text:s/>internet.<text:s/>So<text:s/>if<text:s/>you'd<text:s/>like<text:s/>to<text:s/>save<text:s/>some<text:s/>of<text:s/>your<text:s/>coins<text:s/>for<text:s/>the<text:s/>long<text:s/>term,<text:s/>get<text:s/>a<text:s/>hardware<text:s/>wallet<text:s/>and<text:s/>keep<text:s/>those<text:s/>keys<text:s/>away<text:s/>from<text:s/>the<text:s/>bad<text:s/>guys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Hands Off My Keys! The Basics of Offline Walle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